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0.502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0.9547in"/>
    </style:style>
    <style:style style:name="co5" style:family="table-column">
      <style:table-column-properties fo:break-before="auto" style:column-width="0.4654in"/>
    </style:style>
    <style:style style:name="co6" style:family="table-column">
      <style:table-column-properties fo:break-before="auto" style:column-width="0.749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/>
          <table:table-cell office:value-type="string" calcext:value-type="string">
            <text:p>done?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ifficulty rank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log(hour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ow decoration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LOG([.E2];2)" office:value-type="float" office:value="1" calcext:value-type="float">
            <text:p>1</text:p>
          </table:table-cell>
          <table:table-cell table:formula="of:=INTERCEPT([.$F$2:.$F$8];[.$D$2:.$D$8]) + SLOPE([.$F$2:.$F$8];[.$D$2:.$D$8])*[.D2]" office:value-type="float" office:value="0.98542285979161" calcext:value-type="float">
            <text:p>0.98542285979161</text:p>
          </table:table-cell>
          <table:table-cell table:formula="of:=POWER(2;[.G2])" office:value-type="float" office:value="1.97989354265252" calcext:value-type="float">
            <text:p>1.97989354265252</text:p>
          </table:table-cell>
        </table:table-row>
        <table:table-row table:style-name="ro1">
          <table:table-cell office:value-type="string" calcext:value-type="string">
            <text:p>arrow offsets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LOG([.E3];2)" office:value-type="float" office:value="3" calcext:value-type="float">
            <text:p>3</text:p>
          </table:table-cell>
          <table:table-cell table:formula="of:=INTERCEPT([.$F$2:.$F$8];[.$D$2:.$D$8]) + SLOPE([.$F$2:.$F$8];[.$D$2:.$D$8])*[.D3]" office:value-type="float" office:value="3.02915428041678" calcext:value-type="float">
            <text:p>3.02915428041678</text:p>
          </table:table-cell>
          <table:table-cell table:formula="of:=POWER(2;[.G3])" office:value-type="float" office:value="8.1633102038347" calcext:value-type="float">
            <text:p>8.1633102038347</text:p>
          </table:table-cell>
        </table:table-row>
        <table:table-row table:style-name="ro1">
          <table:table-cell office:value-type="string" calcext:value-type="string">
            <text:p>edit existing arrow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INTERCEPT([.$F$2:.$F$8];[.$D$2:.$D$8]) + SLOPE([.$F$2:.$F$8];[.$D$2:.$D$8])*[.D4]" office:value-type="float" office:value="4.05101999072936" calcext:value-type="float">
            <text:p>4.05101999072936</text:p>
          </table:table-cell>
          <table:table-cell table:formula="of:=POWER(2;[.G4])" office:value-type="float" office:value="16.5759539003675" calcext:value-type="float">
            <text:p>16.5759539003675</text:p>
          </table:table-cell>
        </table:table-row>
        <table:table-row table:style-name="ro1">
          <table:table-cell office:value-type="string" calcext:value-type="string">
            <text:p>import/expor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NTERCEPT([.$F$2:.$F$8];[.$D$2:.$D$8]) + SLOPE([.$F$2:.$F$8];[.$D$2:.$D$8])*[.D5]" office:value-type="float" office:value="2.00728857010419" calcext:value-type="float">
            <text:p>2.00728857010419</text:p>
          </table:table-cell>
          <table:table-cell table:formula="of:=POWER(2;[.G5])" office:value-type="float" office:value="4.02025933979908" calcext:value-type="float">
            <text:p>4.02025933979908</text:p>
          </table:table-cell>
        </table:table-row>
        <table:table-row table:style-name="ro1">
          <table:table-cell office:value-type="string" calcext:value-type="string">
            <text:p>undo/redo mv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INTERCEPT([.$F$2:.$F$8];[.$D$2:.$D$8]) + SLOPE([.$F$2:.$F$8];[.$D$2:.$D$8])*[.D6]" office:value-type="float" office:value="6.09475141135454" calcext:value-type="float">
            <text:p>6.09475141135454</text:p>
          </table:table-cell>
          <table:table-cell table:formula="of:=POWER(2;[.G6])" office:value-type="float" office:value="68.3444087765844" calcext:value-type="float">
            <text:p>68.3444087765844</text:p>
          </table:table-cell>
        </table:table-row>
        <table:table-row table:style-name="ro1">
          <table:table-cell office:value-type="string" calcext:value-type="string">
            <text:p>arrow label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NTERCEPT([.$F$2:.$F$8];[.$D$2:.$D$8]) + SLOPE([.$F$2:.$F$8];[.$D$2:.$D$8])*[.D7]" office:value-type="float" office:value="-0.0364428505209753" calcext:value-type="float">
            <text:p>-0.0364428505209753</text:p>
          </table:table-cell>
          <table:table-cell table:formula="of:=POWER(2;[.G7])" office:value-type="float" office:value="0.975056111786326" calcext:value-type="float">
            <text:p>0.975056111786326</text:p>
          </table:table-cell>
        </table:table-row>
        <table:table-row table:style-name="ro1">
          <table:table-cell office:value-type="string" calcext:value-type="string">
            <text:p>functor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LOG([.E8];2)" office:value-type="float" office:value="5.08746284125034" calcext:value-type="float">
            <text:p>5.08746284125034</text:p>
          </table:table-cell>
          <table:table-cell table:formula="of:=INTERCEPT([.$F$2:.$F$8];[.$D$2:.$D$8]) + SLOPE([.$F$2:.$F$8];[.$D$2:.$D$8])*[.D8]" office:value-type="float" office:value="5.07288570104195" calcext:value-type="float">
            <text:p>5.07288570104195</text:p>
          </table:table-cell>
          <table:table-cell table:formula="of:=POWER(2;[.G8])" office:value-type="float" office:value="33.6581902250929" calcext:value-type="float">
            <text:p>33.6581902250929</text:p>
          </table:table-cell>
        </table:table-row>
        <table:table-row table:style-name="ro1">
          <table:table-cell table:number-columns-repeated="6"/>
          <table:table-cell table:formula="of:=SUM([.G2:.G8])" office:value-type="float" office:value="21.2040799629175" calcext:value-type="float">
            <text:p>21.2040799629175</text:p>
          </table:table-cell>
          <table:table-cell/>
        </table:table-row>
        <table:table-row table:style-name="ro1" table:number-rows-repeated="104856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D8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4T08:33:39.160450160</meta:creation-date>
    <meta:editing-duration>PT34M8S</meta:editing-duration>
    <meta:editing-cycles>5</meta:editing-cycles>
    <meta:generator>LibreOffice/7.3.7.2$Linux_X86_64 LibreOffice_project/30$Build-2</meta:generator>
    <dc:date>2023-01-29T23:21:16.107630564</dc:date>
    <meta:document-statistic meta:table-count="1" meta:cell-count="49" meta:object-count="0"/>
  </office:meta>
</office:document-meta>
</file>